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3" style:family="table-cell" style:parent-style-name="Default">
      <style:table-cell-properties fo:background-color="#ff0000"/>
    </style:style>
    <style:style style:name="ce2"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2"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ipt</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office:value-type="string" calcext:value-type="string">
            <text:p>injury.</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 office:value-type="string" calcext:value-type="string">
            <text:p>none.</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 office:value-type="string" calcext:value-type="string">
            <text:p>gai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3" office:value-type="string" calcext:value-type="string">
            <text:p>choose: gain rival, gain enemy; choose: lose ally, lose rival.</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 office:value-type="string" calcext:value-type="string">
            <text:p>+2 qua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 office:value-type="string" calcext:value-type="string">
            <text:p>+2 benefit.</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 office:value-type="string" calcext:value-type="string">
            <text:p>choose: -1 benefit, prison.</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row>
        <table:table-row table:style-name="ro1">
          <table:table-cell office:value-type="string" calcext:value-type="string">
            <text:p>edu</text:p>
          </table:table-cell>
          <table:table-cell office:value-type="float" office:value="2" calcext:value-type="float">
            <text:p>2</text:p>
          </table:table-cell>
          <table:table-cell table:style-name="ce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 office:value-type="string" calcext:value-type="string">
            <text:p>choose: test psi, none</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 office:value-type="string" calcext:value-type="string">
            <text:p>roll soc 8+: gain rival, gain enemy, prison.</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 office:value-type="string" calcext:value-type="string">
            <text:p>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 office:value-type="string" calcext:value-type="string">
            <text:p>roll d3: gain 1 ally, gain 2 ally, gain 3 ally.</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 office:value-type="string" calcext:value-type="string">
            <text:p>roll soc 8+: gain rival AND gain enemy, none.</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0 skill not joat.</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3"/>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 office:value-type="string" calcext:value-type="string">
            <text:p>roll investigate 8+ or streetwise 8+: (choose: gain deception +1, gain joat +1, gain persaude +1, gain tactics +1), mishap.</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 office:value-type="string" calcext:value-type="string">
            <text:p>+1 career benefit.</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 office:value-type="string" calcext:value-type="string">
            <text:p>roll d3: gain 1 contact, gain 2 contact, gain 3 contac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3" office:value-type="string" calcext:value-type="string">
            <text:p>pg 22 – not sure how to do this, probably just custom</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3" office:value-type="string" calcext:value-type="string">
            <text:p>pg 22 – not sure how to do this, probably just custom</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 office:value-type="string" calcext:value-type="string">
            <text:p>choose: gain investigate +1, +4 advancement.</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 office:value-type="string" calcext:value-type="string">
            <text:p>choose: gain vacc 1, gain engineer 1, gain riding 1, gain training 1, gain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3"/>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 office:value-type="string" calcext:value-type="string">
            <text:p>choose: gain mil 1, +4 advancement.</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3"/>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3"/>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3"/>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 office:value-type="string" calcext:value-type="string">
            <text:p>gain ally AND choose: gain diplo 1, +4 advancement.</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 office:value-type="string" calcext:value-type="string">
            <text:p>choose: none, gain patron AND +4 qual</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3" office:value-type="string" calcext:value-type="string">
            <text:p>gain enemy AND choose roll melee 8+: none, injury OR choose roll guns 8+: none, injury OR choose roll stealth 8+: none, injury</text:p>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3"/>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3"/>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 office:value-type="string" calcext:value-type="string">
            <text:p>roll art 8+ or investigate 8+: +1 soc, -1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3"/>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 office:value-type="string" calcext:value-type="string">
            <text:p>roll d3: gain 1 contact, gain 2 contact, gain 3 contact.</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3"/>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3"/>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 office:value-type="string" calcext:value-type="string">
            <text:p>choose: gain tactics 1, +4 advancement.</text:p>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3"/>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3"/>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 office:value-type="string" calcext:value-type="string">
            <text:p>gain ally AND choose: gain carouse +1, +4 advancement.</text:p>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3"/>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3"/>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 office:value-type="string" calcext:value-type="string">
            <text:p>choose: gain +1 career benefit, +2 advancement</text:p>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 office:value-type="string" calcext:value-type="string">
            <text:p>choose: gain naval 1, +4 advancement.</text:p>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 office:value-type="string" calcext:value-type="string">
            <text:p>promotion or commission</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2"/>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2"/>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 office:value-type="string" calcext:value-type="string">
            <text:p>gain ally AND choose: gain leader +1, +4 advancement.</text:p>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2"/>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 office:value-type="string" calcext:value-type="string">
            <text:p>choose: gain ally, +4 advancement.</text:p>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3"/>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 office:value-type="string" calcext:value-type="string">
            <text:p>choose: gain mil 1, +4 advancement.</text:p>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 office:value-type="string" calcext:value-type="string">
            <text:p>gain ally AND choose: gain sci +1, +4 advancement.</text:p>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 office:value-type="string" calcext:value-type="string">
            <text:p>choose: gain diplo +1, +4 advancement.</text:p>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9T12:00:45.656000000</dc:date>
    <meta:editing-duration>P1DT10H9M50S</meta:editing-duration>
    <meta:editing-cycles>152</meta:editing-cycles>
    <meta:generator>LibreOffice/7.3.6.2$Windows_X86_64 LibreOffice_project/c28ca90fd6e1a19e189fc16c05f8f8924961e12e</meta:generator>
    <meta:document-statistic meta:table-count="6" meta:cell-count="1321" meta:object-count="0"/>
  </office:meta>
</office:document-meta>
</file>